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1.801cm"/>
    </style:style>
    <style:style style:name="gr4" style:family="graphic" style:parent-style-name="standard">
      <style:graphic-properties draw:textarea-horizontal-align="justify" draw:textarea-vertical-align="middle" draw:auto-grow-height="false" fo:min-height="0.875cm" fo:min-width="1.901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3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8.35cm" fo:min-width="3.1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10.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542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.942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3.5cm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2cm" svg:height="1.9cm" svg:x="7.6cm" svg:y="8.3cm">
          <text:p text:style-name="P1">task sdk</text:p>
          <text:p text:style-name="P1">(sqlit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3.1cm" svg:x="7.6cm" svg:y="13.1cm">
          <text:p text:style-name="P1">task </text:p>
          <text:p text:style-name="P1">manager </text:p>
          <text:p text:style-name="P1">platf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3cm" svg:height="1.8cm" svg:x="2.6cm" svg:y="8.8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2.4cm" svg:height="1.8cm" svg:x="2.6cm" svg:y="13.5cm">
          <text:p text:style-name="P1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4cm" svg:height="1.9cm" svg:x="13.8cm" svg:y="8.3cm">
          <text:p text:style-name="P1">business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6cm" svg:height="8.6cm" draw:transform="skewX (-0.00191986217719376) translate (1.984cm 7.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4cm" svg:height="3.2cm" svg:x="7cm" svg:y="7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cm" svg:height="0.4cm" svg:x="5.6cm" svg:y="9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8cm" svg:height="0.4cm" svg:x="5.6cm" svg:y="14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4cm" svg:height="1.8cm" svg:x="13.9cm" svg:y="13.8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9cm" svg:y1="9.3cm" svg:x2="13.8cm" svg:y2="9.3cm">
          <text:p/>
        </draw:line>
        <draw:custom-shape draw:style-name="gr9" draw:text-style-name="P1" draw:layer="layout" svg:width="1.8cm" svg:height="0.4cm" svg:x="12cm" svg:y="14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17:47:32.798492984</meta:creation-date>
    <dc:date>2018-01-14T09:45:34.870559333</dc:date>
    <meta:editing-duration>PT11M24S</meta:editing-duration>
    <meta:editing-cycles>8</meta:editing-cycles>
    <meta:generator>LibreOffice/5.1.6.2$Linux_x86 LibreOffice_project/10m0$Build-2</meta:generator>
    <meta:document-statistic meta:object-count="12"/>
  </office:meta>
</office:document-meta>
</file>